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ext:p>
      <text:p text:style-name="P1">They differ in that the object diagram has many more parts to it, as it shows all objects used within a class at a particular time, in a fair amount of detail.</text:p>
      <text:p text:style-name="P1"/>
      <text:p text:style-name="P1">3.2</text:p>
      <text:p text:style-name="P1">A class diagram can change when a new class is created. Never during runtime.</text:p>
      <text:p text:style-name="P1"/>
      <text:p text:style-name="P1">3.3</text:p>
      <text:p text:style-name="P1">An object diagram changes whenever an object is created, removed, or has its state changed. This can be a large number of times during runtime.</text:p>
      <text:p text:style-name="P1"/>
      <text:p text:style-name="P1">3.4</text:p>
      <text:p text:style-name="P1">private Instructor tutor;</text:p>
      <text:p text:style-name="P1"/>
      <text:p text:style-name="P1">3.6</text:p>
      <text:p text:style-name="P1">Nothing happens, it just doesn't assign the value. This is bad, as the user doesn't know what has happened, and will probably think that the value has been assigned.</text:p>
      <text:p text:style-name="P1"/>
      <text:p text:style-name="P1">3.7</text:p>
      <text:p text:style-name="P1">You could not assign the value 0 to a clock display.</text:p>
      <text:p text:style-name="P1"/>
      <text:p text:style-name="P1">3.8</text:p>
      <text:p text:style-name="P1">Any number could be input, as it would always satisfy one of the conditions.</text:p>
      <text:p text:style-name="P1"/>
      <text:p text:style-name="P1">3.9</text:p>
      <text:p text:style-name="P1">! false</text:p>
      <text:p text:style-name="P1"/>
      <text:p text:style-name="P1">3.10</text:p>
      <text:p text:style-name="P1">(a &amp;&amp; b) || !(a &amp;&amp; b)</text:p>
      <text:p text:style-name="P1"/>
      <text:p text:style-name="P1">3.11</text:p>
      <text:p text:style-name="P1">(a || b) &amp;&amp; !(a &amp;&amp; b)</text:p>
      <text:p text:style-name="P1"/>
      <text:p text:style-name="P1">3.12</text:p>
      <text:p text:style-name="P1">!(a || b)</text:p>
      <text:p text:style-name="P1"/>
      <text:p text:style-name="P1">3.13</text:p>
      <text:p text:style-name="P1">It assumes that the data is reasonable.</text:p>
      <text:p text:style-name="P1"/>
      <text:p text:style-name="P1">3.14</text:p>
      <text:p text:style-name="P1">No.</text:p>
      <text:p text:style-name="P1"/>
      <text:p text:style-name="P1">3.15</text:p>
      <text:p text:style-name="P1">The modulo operator works similarly to a division, except it returns the remainder of the division, rather than the 'expected' result.</text:p>
      <text:p text:style-name="P1"/>
      <text:p text:style-name="P1">3.16</text:p>
      <text:p text:style-name="P1">2</text:p>
      <text:p text:style-name="P1"/>
      <text:p text:style-name="P1">3.17</text:p>
      <text:p text:style-name="P1">You get a positive number with negatives.</text:p>
      <text:p text:style-name="P1"/>
      <text:p text:style-name="P1">3.18</text:p>
      <text:p text:style-name="P1">0 – 4</text:p>
      <text:p text:style-name="P1"/>
      <text:p text:style-name="P1">3.19</text:p>
      <text:p text:style-name="P1">0 – n-1 </text:p>
      <text:p text:style-name="P1"/>
      <text:p text:style-name="P1">3.20</text:p>
      <text:p text:style-name="P1">The increment method works by adding 1 to the current value of the number display. This is then 'divided' with the mondulo operator (by limit), to ensure that the value has not gone over the limit. If it has, (e.g. value is 21 and limit is 20), then the excess will be returned, and an accurate value for the numberdisplay will be shown.</text:p>
      <text:p text:style-name="P1"/>
      <text:p text:style-name="P1"><text:soft-page-break/>3.21</text:p>
      <text:p text:style-name="P1">value = value + 1;</text:p>
      <text:p text:style-name="P1">if (value &gt;= limit){</text:p>
      <text:p text:style-name="P1"><text:tab/>value = value – limit;</text:p>
      <text:p text:style-name="P1">}</text:p>
      <text:p text:style-name="P1"/>
      <text:p text:style-name="P1">The current implementation is better, because it uses up less processing time.</text:p>
      <text:p text:style-name="P1"/>
      <text:p text:style-name="P1">3.23</text:p>
      <text:p text:style-name="P1">It would start at “00:00” because no values have been set for the time, and java automatically initialises ints to 0.</text:p>
      <text:p text:style-name="P1"/>
      <text:p text:style-name="P1">3.24</text:p>
      <text:p text:style-name="P1">60 times. You could alternatively manually set the time with setTime()</text:p>
      <text:p text:style-name="P1"/>
      <text:p text:style-name="P1">3.26</text:p>
      <text:p text:style-name="P1">public Editor(String name, int no)</text:p>
      <text:p text:style-name="P1"/>
      <text:p text:style-name="P1">3.27</text:p>
      <text:p text:style-name="P1">private Rectangle window;</text:p>
      <text:p text:style-name="P1">window = new Rectangle(2, 2);</text:p>
      <text:p text:style-name="P1"/>
      <text:p text:style-name="P1">3.28</text:p>
      <text:p text:style-name="P1">The second constructor gives values to the time, by using parameters.</text:p>
      <text:p text:style-name="P1"/>
      <text:p text:style-name="P1">3.29</text:p>
      <text:p text:style-name="P1">The second constructor has no call to updateDisplay because the method setTime already does that.</text:p>
      <text:p text:style-name="P1"/>
      <text:p text:style-name="P1">3.30</text:p>
      <text:p text:style-name="P1">p1.print(“test”, true);</text:p>
      <text:p text:style-name="P1">p1.getStatus(500);</text:p>
      <text:p text:style-name="P1"/>
      <text:p text:style-name="P1">3.32</text:p>
      <text:p text:style-name="P1">They are both equally viable solutions.</text:p>
      <text:p text:style-name="P1"/>
      <text:p text:style-name="P1">3.38</text:p>
      <text:p text:style-name="P1">It skipped some code because the condition for the if statement was not met. </text:p>
      <text:p text:style-name="P1"/>
      <text:p text:style-name="P1">3.40</text:p>
      <text:p text:style-name="P1">'Step Into' opened up the other section of code so I could inspect that al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2T13:39:50</meta:creation-date>
    <dc:date>2010-08-22T15:11:19</dc:date>
    <meta:editing-duration>PT01H31M29S</meta:editing-duration>
    <meta:editing-cycles>21</meta:editing-cycles>
    <meta:generator>OpenOffice.org/3.2$Unix OpenOffice.org_project/320m18$Build-9502</meta:generator>
    <meta:document-statistic meta:table-count="0" meta:image-count="0" meta:object-count="0" meta:page-count="2" meta:paragraph-count="66" meta:word-count="420" meta:character-count="2250"/>
  </office:meta>
</office:document-meta>
</file>